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110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9"/>
    <style:style style:name="ce21" style:family="table-cell" style:parent-style-name="Default" style:data-style-name="N111"/>
    <style:style style:name="ce22" style:family="table-cell" style:parent-style-name="Default" style:data-style-name="N109">
      <style:table-cell-properties fo:background-color="#ffff00"/>
    </style:style>
    <style:style style:name="ce2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2" table:number-columns-repeated="14" table:default-cell-style-name="ce17"/>
        <table:table-column table:style-name="co2" table:number-columns-repeated="2" table:default-cell-style-name="ce20"/>
        <table:table-column table:style-name="co2" table:number-columns-repeated="3" table:default-cell-style-name="Default"/>
        <table:table-row table:style-name="ro1">
          <table:table-cell/>
          <table:table-cell table:style-name="ce2" table:number-columns-repeated="2"/>
          <table:table-cell table:number-columns-repeated="19"/>
        </table:table-row>
        <table:table-row table:style-name="ro1" table:number-rows-repeated="4">
          <table:table-cell table:style-name="Default"/>
          <table:table-cell table:style-name="ce1" table:number-columns-repeated="2"/>
          <table:table-cell table:number-columns-repeated="19"/>
        </table:table-row>
        <table:table-row table:style-name="ro1">
          <table:table-cell table:style-name="Default"/>
          <table:table-cell table:style-name="ce11" table:formula="of:=[.B9]" office:value-type="float" office:value="0.18" calcext:value-type="float">
            <text:p>1,800000E-01</text:p>
          </table:table-cell>
          <table:table-cell table:style-name="ce11" table:formula="of:=[.C10]" office:value-type="float" office:value="0" calcext:value-type="float">
            <text:p>0,000000E+00</text:p>
          </table:table-cell>
          <table:table-cell table:style-name="ce11" table:formula="of:=[.D11]" office:value-type="float" office:value="0" calcext:value-type="float">
            <text:p>0,000000E+00</text:p>
          </table:table-cell>
          <table:table-cell table:style-name="ce11" table:formula="of:=[.E12]" office:value-type="float" office:value="0" calcext:value-type="float">
            <text:p>0,000000E+00</text:p>
          </table:table-cell>
          <table:table-cell table:style-name="ce11" table:formula="of:=[.F13]" office:value-type="float" office:value="0.00000000017777777778" calcext:value-type="float">
            <text:p>1,777778E-10</text:p>
          </table:table-cell>
          <table:table-cell table:style-name="ce11" table:formula="of:=[.G14]" office:value-type="float" office:value="-0.00000000000084722222" calcext:value-type="float">
            <text:p>-8,472222E-13</text:p>
          </table:table-cell>
          <table:table-cell table:style-name="ce11" table:formula="of:=[.H15]" office:value-type="float" office:value="-1.37344681462328E-015" calcext:value-type="float">
            <text:p>-1,373447E-15</text:p>
          </table:table-cell>
          <table:table-cell table:style-name="ce11" table:formula="of:=[.I16]" office:value-type="float" office:value="2.16047387616014E-017" calcext:value-type="float">
            <text:p>2,160474E-17</text:p>
          </table:table-cell>
          <table:table-cell table:style-name="ce11" table:formula="of:=[.J17]" office:value-type="float" office:value="-8.8204632580277E-020" calcext:value-type="float">
            <text:p>-8,820463E-20</text:p>
          </table:table-cell>
          <table:table-cell table:style-name="ce11" table:formula="of:=[.K18]" office:value-type="float" office:value="2.95821063237338E-022" calcext:value-type="float">
            <text:p>2,958211E-22</text:p>
          </table:table-cell>
          <table:table-cell table:style-name="ce11" table:formula="of:=[.L19]" office:value-type="float" office:value="-1.14146025666342E-023" calcext:value-type="float">
            <text:p>-1,141460E-23</text:p>
          </table:table-cell>
          <table:table-cell table:style-name="ce11" table:formula="of:=[.M20]" office:value-type="float" office:value="5.95482522577324E-025" calcext:value-type="float">
            <text:p>5,954825E-25</text:p>
          </table:table-cell>
          <table:table-cell table:style-name="ce11" table:formula="of:=[.N21]" office:value-type="float" office:value="-1.24884262850997E-026" calcext:value-type="float">
            <text:p>-1,248843E-26</text:p>
          </table:table-cell>
          <table:table-cell table:style-name="ce11" table:formula="of:=[.O22]" office:value-type="float" office:value="1.27633703538652E-028" calcext:value-type="float">
            <text:p>1,276337E-28</text:p>
          </table:table-cell>
          <table:table-cell table:style-name="ce11" table:formula="of:=[.P23]" office:value-type="float" office:value="-8.61099568410268E-031" calcext:value-type="float">
            <text:p>-8,610996E-31</text:p>
          </table:table-cell>
          <table:table-cell table:style-name="ce11" table:formula="of:=[.Q24]" office:value-type="float" office:value="4.33547114349112E-033" calcext:value-type="float">
            <text:p>4,335471E-33</text:p>
          </table:table-cell>
          <table:table-cell table:style-name="ce21" table:formula="of:=[.R25]" office:value-type="float" office:value="-1.74124461476805E-035" calcext:value-type="float">
            <text:p>-1,741245E-35</text:p>
          </table:table-cell>
          <table:table-cell table:style-name="ce21" table:formula="of:=[.S26]" office:value-type="float" office:value="6.2333307336609E-038" calcext:value-type="float">
            <text:p>6,233331E-38</text:p>
          </table:table-cell>
          <table:table-cell table:style-name="ce21" table:formula="of:=[.T27]" office:value-type="float" office:value="-2.07993684109968E-040" calcext:value-type="float">
            <text:p>-2,079937E-40</text:p>
          </table:table-cell>
          <table:table-cell table:style-name="ce21" table:formula="of:=[.U28]" office:value-type="float" office:value="4.16073765415112E-043" calcext:value-type="float">
            <text:p>4,160738E-43</text:p>
          </table:table-cell>
          <table:table-cell table:style-name="ce21" table:formula="of:=[.V29]" office:value-type="float" office:value="-4.16073765415112E-046" calcext:value-type="float">
            <text:p>-4,160738E-46</text:p>
          </table:table-cell>
        </table:table-row>
        <table:table-row table:style-name="ro1" table:number-rows-repeated="2">
          <table:table-cell table:style-name="Default"/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style-name="ce12" office:value-type="float" office:value="0.18" calcext:value-type="float">
            <text:p>0,18</text:p>
          </table:table-cell>
          <table:table-cell table:style-name="ce1"/>
          <table:table-cell table:number-columns-repeated="19"/>
        </table:table-row>
        <table:table-row table:style-name="ro1">
          <table:table-cell office:value-type="float" office:value="-500" calcext:value-type="float">
            <text:p>-500</text:p>
          </table:table-cell>
          <table:table-cell table:style-name="ce13" office:value-type="float" office:value="0.18" calcext:value-type="float">
            <text:p>0,18</text:p>
          </table:table-cell>
          <table:table-cell table:style-name="ce16" table:formula="of:=([.B10]-[.B9])/([.A10]-[.A9])" office:value-type="float" office:value="0" calcext:value-type="float">
            <text:p>0,00000000</text:p>
          </table:table-cell>
          <table:table-cell table:style-name="ce18"/>
          <table:table-cell table:number-columns-repeated="18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style-name="ce14" office:value-type="float" office:value="0.18" calcext:value-type="float">
            <text:p>0,18</text:p>
          </table:table-cell>
          <table:table-cell table:style-name="ce17" table:formula="of:=([.B11]-[.B10])/([.A11]-[.A10])" office:value-type="float" office:value="0" calcext:value-type="float">
            <text:p>0,00000000</text:p>
          </table:table-cell>
          <table:table-cell table:style-name="ce16" table:formula="of:=([.C11]-[.C10])/([.A11]-[.A9])" office:value-type="float" office:value="0" calcext:value-type="float">
            <text:p>0,00000000</text:p>
          </table:table-cell>
          <table:table-cell table:style-name="ce18" table:number-columns-repeated="5"/>
          <table:table-cell table:number-columns-repeated="13"/>
        </table:table-row>
        <table:table-row table:style-name="ro1">
          <table:table-cell office:value-type="float" office:value="-280" calcext:value-type="float">
            <text:p>-280</text:p>
          </table:table-cell>
          <table:table-cell table:style-name="ce14" office:value-type="float" office:value="0.18" calcext:value-type="float">
            <text:p>0,18</text:p>
          </table:table-cell>
          <table:table-cell table:style-name="ce17" table:formula="of:=([.B12]-[.B11])/([.A12]-[.A11])" office:value-type="float" office:value="0" calcext:value-type="float">
            <text:p>0,00000000</text:p>
          </table:table-cell>
          <table:table-cell table:style-name="ce16" table:formula="of:=([.C12]-[.C11])/([.A12]-[.A10])" office:value-type="float" office:value="0" calcext:value-type="float">
            <text:p>0,00000000</text:p>
          </table:table-cell>
          <table:table-cell table:style-name="ce16" table:formula="of:=([.D12]-[.D11])/([.A12]-[.A9])" office:value-type="float" office:value="0" calcext:value-type="float">
            <text:p>0,00000000</text:p>
          </table:table-cell>
          <table:table-cell table:style-name="ce18" table:number-columns-repeated="4"/>
          <table:table-cell table:number-columns-repeated="13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style-name="ce14" office:value-type="float" office:value="0.23" calcext:value-type="float">
            <text:p>0,23</text:p>
          </table:table-cell>
          <table:table-cell table:style-name="ce17" table:formula="of:=([.B13]-[.B12])/([.A13]-[.A12])" office:value-type="float" office:value="0.00166666666666667" calcext:value-type="float">
            <text:p>0,00166667</text:p>
          </table:table-cell>
          <table:table-cell table:style-name="ce16" table:formula="of:=([.C13]-[.C12])/([.A13]-[.A11])" office:value-type="float" office:value="0.0000333333333333333" calcext:value-type="float">
            <text:p>0,00003333</text:p>
          </table:table-cell>
          <table:table-cell table:style-name="ce18" table:formula="of:=([.D13]-[.D12])/([.A13]-[.A10])" office:value-type="float" office:value="0.00000013333333333333" calcext:value-type="float">
            <text:p>0,00000013</text:p>
          </table:table-cell>
          <table:table-cell table:style-name="ce16" table:formula="of:=([.E13]-[.E12])/([.A13]-[.A9])" office:value-type="float" office:value="0.00000000017777777778" calcext:value-type="float">
            <text:p>0,00000000</text:p>
          </table:table-cell>
          <table:table-cell table:style-name="ce18" table:number-columns-repeated="3"/>
          <table:table-cell table:number-columns-repeated="13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style-name="ce14" office:value-type="float" office:value="0.44" calcext:value-type="float">
            <text:p>0,44</text:p>
          </table:table-cell>
          <table:table-cell table:style-name="ce17" table:formula="of:=([.B14]-[.B13])/([.A14]-[.A13])" office:value-type="float" office:value="0.0042" calcext:value-type="float">
            <text:p>0,00420000</text:p>
          </table:table-cell>
          <table:table-cell table:style-name="ce16" table:formula="of:=([.C14]-[.C13])/([.A14]-[.A12])" office:value-type="float" office:value="0.0000316666666666667" calcext:value-type="float">
            <text:p>0,00003167</text:p>
          </table:table-cell>
          <table:table-cell table:style-name="ce18" table:formula="of:=([.D14]-[.D13])/([.A14]-[.A11])" office:value-type="float" office:value="-0.00000001666666666667" calcext:value-type="float">
            <text:p>-0,00000002</text:p>
          </table:table-cell>
          <table:table-cell table:style-name="ce18" table:formula="of:=([.E14]-[.E13])/([.A14]-[.A10])" office:value-type="float" office:value="-0.0000000005" calcext:value-type="float">
            <text:p>0,00000000</text:p>
          </table:table-cell>
          <table:table-cell table:style-name="ce16" table:formula="of:=([.F14]-[.F13])/([.A14]-[.A9])" office:value-type="float" office:value="-0.00000000000084722222" calcext:value-type="float">
            <text:p>0,00000000</text:p>
          </table:table-cell>
          <table:table-cell table:style-name="ce18" table:number-columns-repeated="2"/>
          <table:table-cell table:number-columns-repeated="13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ce14" office:value-type="float" office:value="0.68" calcext:value-type="float">
            <text:p>0,68</text:p>
          </table:table-cell>
          <table:table-cell table:style-name="ce17" table:formula="of:=([.B15]-[.B14])/([.A15]-[.A14])" office:value-type="float" office:value="0.0048" calcext:value-type="float">
            <text:p>0,00480000</text:p>
          </table:table-cell>
          <table:table-cell table:style-name="ce16" table:formula="of:=([.C15]-[.C14])/([.A15]-[.A13])" office:value-type="float" office:value="0.00000600000000000002" calcext:value-type="float">
            <text:p>0,00000600</text:p>
          </table:table-cell>
          <table:table-cell table:style-name="ce18" table:formula="of:=([.D15]-[.D14])/([.A15]-[.A12])" office:value-type="float" office:value="-0.0000001974358974359" calcext:value-type="float">
            <text:p>-0,00000020</text:p>
          </table:table-cell>
          <table:table-cell table:style-name="ce18" table:formula="of:=([.E15]-[.E14])/([.A15]-[.A11])" office:value-type="float" office:value="-0.00000000120512820513" calcext:value-type="float">
            <text:p>0,00000000</text:p>
          </table:table-cell>
          <table:table-cell table:style-name="ce16" table:formula="of:=([.F15]-[.F14])/([.A15]-[.A10])" office:value-type="float" office:value="-0.00000000000201465201" calcext:value-type="float">
            <text:p>0,00000000</text:p>
          </table:table-cell>
          <table:table-cell table:style-name="ce16" table:formula="of:=([.G15]-[.G14])/([.A15]-[.A9])" office:value-type="float" office:value="-1.37344681462328E-015" calcext:value-type="float">
            <text:p>0,00000000</text:p>
          </table:table-cell>
          <table:table-cell table:style-name="ce18"/>
          <table:table-cell table:number-columns-repeated="1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ce14" office:value-type="float" office:value="0.78" calcext:value-type="float">
            <text:p>0,78</text:p>
          </table:table-cell>
          <table:table-cell table:style-name="ce17" table:formula="of:=([.B16]-[.B15])/([.A16]-[.A15])" office:value-type="float" office:value="0.002" calcext:value-type="float">
            <text:p>0,00200000</text:p>
          </table:table-cell>
          <table:table-cell table:style-name="ce16" table:formula="of:=([.C16]-[.C15])/([.A16]-[.A14])" office:value-type="float" office:value="-0.000028" calcext:value-type="float">
            <text:p>-0,00002800</text:p>
          </table:table-cell>
          <table:table-cell table:style-name="ce18" table:formula="of:=([.D16]-[.D15])/([.A16]-[.A13])" office:value-type="float" office:value="-0.00000022666666666667" calcext:value-type="float">
            <text:p>-0,00000023</text:p>
          </table:table-cell>
          <table:table-cell table:style-name="ce18" table:formula="of:=([.E16]-[.E15])/([.A16]-[.A12])" office:value-type="float" office:value="-0.00000000016239316239" calcext:value-type="float">
            <text:p>0,00000000</text:p>
          </table:table-cell>
          <table:table-cell table:style-name="ce16" table:formula="of:=([.F16]-[.F15])/([.A16]-[.A11])" office:value-type="float" office:value="0.00000000000521367521" calcext:value-type="float">
            <text:p>0,00000000</text:p>
          </table:table-cell>
          <table:table-cell table:style-name="ce18" table:formula="of:=([.G16]-[.G15])/([.A16]-[.A10])" office:value-type="float" office:value="0.00000000000001807082" calcext:value-type="float">
            <text:p>0,00000000</text:p>
          </table:table-cell>
          <table:table-cell table:style-name="ce16" table:formula="of:=([.H16]-[.H15])/([.A16]-[.A9])" office:value-type="float" office:value="2.16047387616014E-017" calcext:value-type="float">
            <text:p>0,00000000</text:p>
          </table:table-cell>
          <table:table-cell table:number-columns-repeated="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14" office:value-type="float" office:value="0.64" calcext:value-type="float">
            <text:p>0,64</text:p>
          </table:table-cell>
          <table:table-cell table:style-name="ce17" table:formula="of:=([.B17]-[.B16])/([.A17]-[.A16])" office:value-type="float" office:value="-0.0028" calcext:value-type="float">
            <text:p>-0,00280000</text:p>
          </table:table-cell>
          <table:table-cell table:style-name="ce16" table:formula="of:=([.C17]-[.C16])/([.A17]-[.A15])" office:value-type="float" office:value="-0.000048" calcext:value-type="float">
            <text:p>-0,00004800</text:p>
          </table:table-cell>
          <table:table-cell table:style-name="ce18" table:formula="of:=([.D17]-[.D16])/([.A17]-[.A14])" office:value-type="float" office:value="-0.00000013333333333333" calcext:value-type="float">
            <text:p>-0,00000013</text:p>
          </table:table-cell>
          <table:table-cell table:style-name="ce18" table:formula="of:=([.E17]-[.E16])/([.A17]-[.A13])" office:value-type="float" office:value="0.00000000046666666667" calcext:value-type="float">
            <text:p>0,00000000</text:p>
          </table:table-cell>
          <table:table-cell table:style-name="ce16" table:formula="of:=([.F17]-[.F16])/([.A17]-[.A12])" office:value-type="float" office:value="0.00000000000273504274" calcext:value-type="float">
            <text:p>0,00000000</text:p>
          </table:table-cell>
          <table:table-cell table:style-name="ce18" table:formula="of:=([.G17]-[.G16])/([.A17]-[.A11])" office:value-type="float" office:value="-9.91452991452976E-015" calcext:value-type="float">
            <text:p>0,00000000</text:p>
          </table:table-cell>
          <table:table-cell table:style-name="ce18" table:formula="of:=([.H17]-[.H16])/([.A17]-[.A10])" office:value-type="float" office:value="-6.21896621896617E-017" calcext:value-type="float">
            <text:p>0,00000000</text:p>
          </table:table-cell>
          <table:table-cell table:style-name="ce19" table:formula="of:=([.I17]-[.I16])/([.A17]-[.A9])" office:value-type="float" office:value="-8.8204632580277E-020" calcext:value-type="float">
            <text:p>0,000000000000</text:p>
          </table:table-cell>
          <table:table-cell table:number-columns-repeated="12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14" office:value-type="float" office:value="0.46" calcext:value-type="float">
            <text:p>0,46</text:p>
          </table:table-cell>
          <table:table-cell table:style-name="ce17" table:formula="of:=([.B18]-[.B17])/([.A18]-[.A17])" office:value-type="float" office:value="-0.006" calcext:value-type="float">
            <text:p>-0,00600000</text:p>
          </table:table-cell>
          <table:table-cell table:style-name="ce16" table:formula="of:=([.C18]-[.C17])/([.A18]-[.A16])" office:value-type="float" office:value="-0.00004" calcext:value-type="float">
            <text:p>-0,00004000</text:p>
          </table:table-cell>
          <table:table-cell table:style-name="ce18" table:formula="of:=([.D18]-[.D17])/([.A18]-[.A15])" office:value-type="float" office:value="0.00000006153846153846" calcext:value-type="float">
            <text:p>0,00000006</text:p>
          </table:table-cell>
          <table:table-cell table:style-name="ce18" table:formula="of:=([.E18]-[.E17])/([.A18]-[.A14])" office:value-type="float" office:value="0.00000000108262108262" calcext:value-type="float">
            <text:p>0,00000000</text:p>
          </table:table-cell>
          <table:table-cell table:style-name="ce16" table:formula="of:=([.F18]-[.F17])/([.A18]-[.A13])" office:value-type="float" office:value="0.00000000000267806268" calcext:value-type="float">
            <text:p>0,00000000</text:p>
          </table:table-cell>
          <table:table-cell table:style-name="ce18" table:formula="of:=([.G18]-[.G17])/([.A18]-[.A12])" office:value-type="float" office:value="-2.19154065308014E-016" calcext:value-type="float">
            <text:p>0,00000000</text:p>
          </table:table-cell>
          <table:table-cell table:style-name="ce18" table:formula="of:=([.H18]-[.H17])/([.A18]-[.A11])" office:value-type="float" office:value="3.46263423186491E-017" calcext:value-type="float">
            <text:p>0,00000000</text:p>
          </table:table-cell>
          <table:table-cell table:formula="of:=([.I18]-[.I17])/([.A18]-[.A10])" office:value-type="float" office:value="2.01700009392314E-019" calcext:value-type="float">
            <text:p>0,00000000</text:p>
          </table:table-cell>
          <table:table-cell table:style-name="ce16" table:formula="of:=([.J18]-[.J17])/([.A18]-[.A9])" office:value-type="float" office:value="2.95821063237338E-022" calcext:value-type="float">
            <text:p>0,0000000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,00</text:p>
          </table:table-cell>
          <table:table-cell table:style-name="ce17" table:formula="of:=([.B19]-[.B18])/([.A19]-[.A18])" office:value-type="float" office:value="-0.023" calcext:value-type="float">
            <text:p>-0,02300000</text:p>
          </table:table-cell>
          <table:table-cell table:style-name="ce16" table:formula="of:=([.C19]-[.C18])/([.A19]-[.A17])" office:value-type="float" office:value="-0.00034" calcext:value-type="float">
            <text:p>-0,00034000</text:p>
          </table:table-cell>
          <table:table-cell table:style-name="ce18" table:formula="of:=([.D19]-[.D18])/([.A19]-[.A16])" office:value-type="float" office:value="-0.000003" calcext:value-type="float">
            <text:p>-0,00000300</text:p>
          </table:table-cell>
          <table:table-cell table:style-name="ce18" table:formula="of:=([.E19]-[.E18])/([.A19]-[.A15])" office:value-type="float" office:value="-0.00000002041025641026" calcext:value-type="float">
            <text:p>-0,00000002</text:p>
          </table:table-cell>
          <table:table-cell table:style-name="ce16" table:formula="of:=([.F19]-[.F18])/([.A19]-[.A14])" office:value-type="float" office:value="-0.00000000010746438746" calcext:value-type="float">
            <text:p>0,00000000</text:p>
          </table:table-cell>
          <table:table-cell table:style-name="ce18" table:formula="of:=([.G19]-[.G18])/([.A19]-[.A13])" office:value-type="float" office:value="-0.0000000000004405698" calcext:value-type="float">
            <text:p>0,00000000</text:p>
          </table:table-cell>
          <table:table-cell table:style-name="ce18" table:formula="of:=([.H19]-[.H18])/([.A19]-[.A12])" office:value-type="float" office:value="-1.57268088037319E-015" calcext:value-type="float">
            <text:p>0,00000000</text:p>
          </table:table-cell>
          <table:table-cell table:formula="of:=([.I19]-[.I18])/([.A19]-[.A11])" office:value-type="float" office:value="-5.35769074230612E-018" calcext:value-type="float">
            <text:p>0,00000000</text:p>
          </table:table-cell>
          <table:table-cell table:formula="of:=([.J19]-[.J18])/([.A19]-[.A10])" office:value-type="float" office:value="-1.11187815033969E-020" calcext:value-type="float">
            <text:p>0,00000000</text:p>
          </table:table-cell>
          <table:table-cell table:style-name="ce16" table:formula="of:=([.K19]-[.K18])/([.A19]-[.A9])" office:value-type="float" office:value="-1.14146025666342E-023" calcext:value-type="float">
            <text:p>0,000000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0.46" calcext:value-type="float">
            <text:p>0,46</text:p>
          </table:table-cell>
          <table:table-cell table:style-name="ce17" table:formula="of:=([.B20]-[.B19])/([.A20]-[.A19])" office:value-type="float" office:value="0.023" calcext:value-type="float">
            <text:p>0,02300000</text:p>
          </table:table-cell>
          <table:table-cell table:style-name="ce16" table:formula="of:=([.C20]-[.C19])/([.A20]-[.A18])" office:value-type="float" office:value="0.00115" calcext:value-type="float">
            <text:p>0,00115000</text:p>
          </table:table-cell>
          <table:table-cell table:style-name="ce18" table:formula="of:=([.D20]-[.D19])/([.A20]-[.A17])" office:value-type="float" office:value="0.0000212857142857143" calcext:value-type="float">
            <text:p>0,00002129</text:p>
          </table:table-cell>
          <table:table-cell table:style-name="ce18" table:formula="of:=([.E20]-[.E19])/([.A20]-[.A16])" office:value-type="float" office:value="0.00000020238095238095" calcext:value-type="float">
            <text:p>0,00000020</text:p>
          </table:table-cell>
          <table:table-cell table:style-name="ce16" table:formula="of:=([.F20]-[.F19])/([.A20]-[.A15])" office:value-type="float" office:value="0.0000000013105365223" calcext:value-type="float">
            <text:p>0,00000000</text:p>
          </table:table-cell>
          <table:table-cell table:style-name="ce18" table:formula="of:=([.G20]-[.G19])/([.A20]-[.A14])" office:value-type="float" office:value="0.00000000000644545868" calcext:value-type="float">
            <text:p>0,00000000</text:p>
          </table:table-cell>
          <table:table-cell table:style-name="ce18" table:formula="of:=([.H20]-[.H19])/([.A20]-[.A13])" office:value-type="float" office:value="0.00000000000002550381" calcext:value-type="float">
            <text:p>0,00000000</text:p>
          </table:table-cell>
          <table:table-cell table:formula="of:=([.I20]-[.I19])/([.A20]-[.A12])" office:value-type="float" office:value="9.0254966901523E-017" calcext:value-type="float">
            <text:p>0,00000000</text:p>
          </table:table-cell>
          <table:table-cell table:formula="of:=([.J20]-[.J19])/([.A20]-[.A11])" office:value-type="float" office:value="2.98789555136966E-019" calcext:value-type="float">
            <text:p>0,00000000</text:p>
          </table:table-cell>
          <table:table-cell table:style-name="ce16" table:formula="of:=([.K20]-[.K19])/([.A20]-[.A10])" office:value-type="float" office:value="5.95977570462236E-022" calcext:value-type="float">
            <text:p>0,00000000</text:p>
          </table:table-cell>
          <table:table-cell table:style-name="ce16" table:formula="of:=([.L20]-[.L19])/([.A20]-[.A9])" office:value-type="float" office:value="5.95482522577324E-025" calcext:value-type="float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" office:value-type="float" office:value="0.64" calcext:value-type="float">
            <text:p>0,64</text:p>
          </table:table-cell>
          <table:table-cell table:style-name="ce17" table:formula="of:=([.B21]-[.B20])/([.A21]-[.A20])" office:value-type="float" office:value="0.006" calcext:value-type="float">
            <text:p>0,00600000</text:p>
          </table:table-cell>
          <table:table-cell table:style-name="ce16" table:formula="of:=([.C21]-[.C20])/([.A21]-[.A19])" office:value-type="float" office:value="-0.00034" calcext:value-type="float">
            <text:p>-0,00034000</text:p>
          </table:table-cell>
          <table:table-cell table:style-name="ce18" table:formula="of:=([.D21]-[.D20])/([.A21]-[.A18])" office:value-type="float" office:value="-0.0000212857142857143" calcext:value-type="float">
            <text:p>-0,00002129</text:p>
          </table:table-cell>
          <table:table-cell table:style-name="ce18" table:formula="of:=([.E21]-[.E20])/([.A21]-[.A17])" office:value-type="float" office:value="-0.00000042571428571429" calcext:value-type="float">
            <text:p>-0,00000043</text:p>
          </table:table-cell>
          <table:table-cell table:style-name="ce16" table:formula="of:=([.F21]-[.F20])/([.A21]-[.A16])" office:value-type="float" office:value="-0.0000000041873015873" calcext:value-type="float">
            <text:p>0,00000000</text:p>
          </table:table-cell>
          <table:table-cell table:style-name="ce18" table:formula="of:=([.G21]-[.G20])/([.A21]-[.A15])" office:value-type="float" office:value="-0.00000000002748919055" calcext:value-type="float">
            <text:p>0,00000000</text:p>
          </table:table-cell>
          <table:table-cell table:style-name="ce18" table:formula="of:=([.H21]-[.H20])/([.A21]-[.A14])" office:value-type="float" office:value="-0.0000000000001357386" calcext:value-type="float">
            <text:p>0,00000000</text:p>
          </table:table-cell>
          <table:table-cell table:formula="of:=([.I21]-[.I20])/([.A21]-[.A13])" office:value-type="float" office:value="-5.37474687017171E-016" calcext:value-type="float">
            <text:p>0,00000000</text:p>
          </table:table-cell>
          <table:table-cell table:formula="of:=([.J21]-[.J20])/([.A21]-[.A12])" office:value-type="float" office:value="-1.90221107248089E-018" calcext:value-type="float">
            <text:p>0,00000000</text:p>
          </table:table-cell>
          <table:table-cell table:style-name="ce16" table:formula="of:=([.K21]-[.K20])/([.A21]-[.A11])" office:value-type="float" office:value="-6.2885732217653E-021" calcext:value-type="float">
            <text:p>0,00000000</text:p>
          </table:table-cell>
          <table:table-cell table:formula="of:=([.L21]-[.L20])/([.A21]-[.A10])" office:value-type="float" office:value="-1.25173650767773E-023" calcext:value-type="float">
            <text:p>0,00000000</text:p>
          </table:table-cell>
          <table:table-cell table:style-name="ce16" table:formula="of:=([.M21]-[.M20])/([.A21]-[.A9])" office:value-type="float" office:value="-1.24884262850997E-026" calcext:value-type="float">
            <text:p>0,00000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4" office:value-type="float" office:value="0.78" calcext:value-type="float">
            <text:p>0,78</text:p>
          </table:table-cell>
          <table:table-cell table:style-name="ce17" table:formula="of:=([.B22]-[.B21])/([.A22]-[.A21])" office:value-type="float" office:value="0.0028" calcext:value-type="float">
            <text:p>0,00280000</text:p>
          </table:table-cell>
          <table:table-cell table:style-name="ce16" table:formula="of:=([.C22]-[.C21])/([.A22]-[.A20])" office:value-type="float" office:value="-0.00004" calcext:value-type="float">
            <text:p>-0,00004000</text:p>
          </table:table-cell>
          <table:table-cell table:style-name="ce18" table:formula="of:=([.D22]-[.D21])/([.A22]-[.A19])" office:value-type="float" office:value="0.000003" calcext:value-type="float">
            <text:p>0,00000300</text:p>
          </table:table-cell>
          <table:table-cell table:style-name="ce18" table:formula="of:=([.E22]-[.E21])/([.A22]-[.A18])" office:value-type="float" office:value="0.00000020238095238095" calcext:value-type="float">
            <text:p>0,00000020</text:p>
          </table:table-cell>
          <table:table-cell table:style-name="ce16" table:formula="of:=([.F22]-[.F21])/([.A22]-[.A17])" office:value-type="float" office:value="0.0000000041873015873" calcext:value-type="float">
            <text:p>0,00000000</text:p>
          </table:table-cell>
          <table:table-cell table:style-name="ce18" table:formula="of:=([.G22]-[.G21])/([.A22]-[.A16])" office:value-type="float" office:value="0.00000000004187301587" calcext:value-type="float">
            <text:p>0,00000000</text:p>
          </table:table-cell>
          <table:table-cell table:style-name="ce18" table:formula="of:=([.H22]-[.H21])/([.A22]-[.A15])" office:value-type="float" office:value="0.00000000000027744883" calcext:value-type="float">
            <text:p>0,00000000</text:p>
          </table:table-cell>
          <table:table-cell table:formula="of:=([.I22]-[.I21])/([.A22]-[.A14])" office:value-type="float" office:value="1.37729140866396E-015" calcext:value-type="float">
            <text:p>0,00000000</text:p>
          </table:table-cell>
          <table:table-cell table:formula="of:=([.J22]-[.J21])/([.A22]-[.A13])" office:value-type="float" office:value="5.47076027337465E-018" calcext:value-type="float">
            <text:p>0,00000000</text:p>
          </table:table-cell>
          <table:table-cell table:style-name="ce16" table:formula="of:=([.K22]-[.K21])/([.A22]-[.A12])" office:value-type="float" office:value="1.94025561733041E-020" calcext:value-type="float">
            <text:p>0,00000000</text:p>
          </table:table-cell>
          <table:table-cell table:formula="of:=([.L22]-[.L21])/([.A22]-[.A11])" office:value-type="float" office:value="6.42278234876734E-023" calcext:value-type="float">
            <text:p>0,00000000</text:p>
          </table:table-cell>
          <table:table-cell table:style-name="ce16" table:formula="of:=([.M22]-[.M21])/([.A22]-[.A10])" office:value-type="float" office:value="1.27908647607418E-025" calcext:value-type="float">
            <text:p>0,00000000</text:p>
          </table:table-cell>
          <table:table-cell table:style-name="ce16" table:formula="of:=([.N22]-[.N21])/([.A22]-[.A9])" office:value-type="float" office:value="1.27633703538652E-028" calcext:value-type="float">
            <text:p>0,0000000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4" office:value-type="float" office:value="0.68" calcext:value-type="float">
            <text:p>0,68</text:p>
          </table:table-cell>
          <table:table-cell table:style-name="ce17" table:formula="of:=([.B23]-[.B22])/([.A23]-[.A22])" office:value-type="float" office:value="-0.002" calcext:value-type="float">
            <text:p>-0,00200000</text:p>
          </table:table-cell>
          <table:table-cell table:style-name="ce16" table:formula="of:=([.C23]-[.C22])/([.A23]-[.A21])" office:value-type="float" office:value="-0.000048" calcext:value-type="float">
            <text:p>-0,00004800</text:p>
          </table:table-cell>
          <table:table-cell table:style-name="ce18" table:formula="of:=([.D23]-[.D22])/([.A23]-[.A20])" office:value-type="float" office:value="-0.00000006153846153846" calcext:value-type="float">
            <text:p>-0,00000006</text:p>
          </table:table-cell>
          <table:table-cell table:style-name="ce18" table:formula="of:=([.E23]-[.E22])/([.A23]-[.A19])" office:value-type="float" office:value="-0.00000002041025641026" calcext:value-type="float">
            <text:p>-0,00000002</text:p>
          </table:table-cell>
          <table:table-cell table:style-name="ce16" table:formula="of:=([.F23]-[.F22])/([.A23]-[.A18])" office:value-type="float" office:value="-0.0000000013105365223" calcext:value-type="float">
            <text:p>0,00000000</text:p>
          </table:table-cell>
          <table:table-cell table:style-name="ce18" table:formula="of:=([.G23]-[.G22])/([.A23]-[.A17])" office:value-type="float" office:value="-0.00000000002748919055" calcext:value-type="float">
            <text:p>0,00000000</text:p>
          </table:table-cell>
          <table:table-cell table:style-name="ce18" table:formula="of:=([.H23]-[.H22])/([.A23]-[.A16])" office:value-type="float" office:value="-0.00000000000027744883" calcext:value-type="float">
            <text:p>0,00000000</text:p>
          </table:table-cell>
          <table:table-cell table:formula="of:=([.I23]-[.I22])/([.A23]-[.A15])" office:value-type="float" office:value="-1.84965883789413E-015" calcext:value-type="float">
            <text:p>0,00000000</text:p>
          </table:table-cell>
          <table:table-cell table:formula="of:=([.J23]-[.J22])/([.A23]-[.A14])" office:value-type="float" office:value="-9.21985784730883E-018" calcext:value-type="float">
            <text:p>0,00000000</text:p>
          </table:table-cell>
          <table:table-cell table:style-name="ce16" table:formula="of:=([.K23]-[.K22])/([.A23]-[.A13])" office:value-type="float" office:value="-3.67265453017087E-020" calcext:value-type="float">
            <text:p>0,00000000</text:p>
          </table:table-cell>
          <table:table-cell table:formula="of:=([.L23]-[.L22])/([.A23]-[.A12])" office:value-type="float" office:value="-1.30532794127937E-022" calcext:value-type="float">
            <text:p>0,00000000</text:p>
          </table:table-cell>
          <table:table-cell table:style-name="ce16" table:formula="of:=([.M23]-[.M22])/([.A23]-[.A11])" office:value-type="float" office:value="-4.32801372479134E-025" calcext:value-type="float">
            <text:p>0,00000000</text:p>
          </table:table-cell>
          <table:table-cell table:formula="of:=([.N23]-[.N22])/([.A23]-[.A10])" office:value-type="float" office:value="-8.62630800133156E-028" calcext:value-type="float">
            <text:p>0,00000000</text:p>
          </table:table-cell>
          <table:table-cell table:style-name="ce16" table:formula="of:=([.O23]-[.O22])/([.A23]-[.A9])" office:value-type="float" office:value="-8.61099568410268E-031" calcext:value-type="float">
            <text:p>0,000000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4" office:value-type="float" office:value="0.44" calcext:value-type="float">
            <text:p>0,44</text:p>
          </table:table-cell>
          <table:table-cell table:style-name="ce17" table:formula="of:=([.B24]-[.B23])/([.A24]-[.A23])" office:value-type="float" office:value="-0.0048" calcext:value-type="float">
            <text:p>-0,00480000</text:p>
          </table:table-cell>
          <table:table-cell table:style-name="ce16" table:formula="of:=([.C24]-[.C23])/([.A24]-[.A22])" office:value-type="float" office:value="-0.000028" calcext:value-type="float">
            <text:p>-0,00002800</text:p>
          </table:table-cell>
          <table:table-cell table:style-name="ce18" table:formula="of:=([.D24]-[.D23])/([.A24]-[.A21])" office:value-type="float" office:value="0.00000013333333333333" calcext:value-type="float">
            <text:p>0,00000013</text:p>
          </table:table-cell>
          <table:table-cell table:style-name="ce18" table:formula="of:=([.E24]-[.E23])/([.A24]-[.A20])" office:value-type="float" office:value="0.00000000108262108262" calcext:value-type="float">
            <text:p>0,00000000</text:p>
          </table:table-cell>
          <table:table-cell table:style-name="ce16" table:formula="of:=([.F24]-[.F23])/([.A24]-[.A19])" office:value-type="float" office:value="0.00000000010746438746" calcext:value-type="float">
            <text:p>0,00000000</text:p>
          </table:table-cell>
          <table:table-cell table:style-name="ce18" table:formula="of:=([.G24]-[.G23])/([.A24]-[.A18])" office:value-type="float" office:value="0.00000000000644545868" calcext:value-type="float">
            <text:p>0,00000000</text:p>
          </table:table-cell>
          <table:table-cell table:style-name="ce18" table:formula="of:=([.H24]-[.H23])/([.A24]-[.A17])" office:value-type="float" office:value="0.0000000000001357386" calcext:value-type="float">
            <text:p>0,00000000</text:p>
          </table:table-cell>
          <table:table-cell table:formula="of:=([.I24]-[.I23])/([.A24]-[.A16])" office:value-type="float" office:value="1.37729140866396E-015" calcext:value-type="float">
            <text:p>0,00000000</text:p>
          </table:table-cell>
          <table:table-cell table:formula="of:=([.J24]-[.J23])/([.A24]-[.A15])" office:value-type="float" office:value="9.21985784730883E-018" calcext:value-type="float">
            <text:p>0,00000000</text:p>
          </table:table-cell>
          <table:table-cell table:style-name="ce16" table:formula="of:=([.K24]-[.K23])/([.A24]-[.A14])" office:value-type="float" office:value="4.60992892365442E-020" calcext:value-type="float">
            <text:p>0,00000000</text:p>
          </table:table-cell>
          <table:table-cell table:formula="of:=([.L24]-[.L23])/([.A24]-[.A13])" office:value-type="float" office:value="1.84057410085006E-022" calcext:value-type="float">
            <text:p>0,00000000</text:p>
          </table:table-cell>
          <table:table-cell table:style-name="ce16" table:formula="of:=([.M24]-[.M23])/([.A24]-[.A12])" office:value-type="float" office:value="6.55396258776965E-025" calcext:value-type="float">
            <text:p>0,00000000</text:p>
          </table:table-cell>
          <table:table-cell table:formula="of:=([.N24]-[.N23])/([.A24]-[.A11])" office:value-type="float" office:value="2.1763952625122E-027" calcext:value-type="float">
            <text:p>0,00000000</text:p>
          </table:table-cell>
          <table:table-cell table:formula="of:=([.O24]-[.O23])/([.A24]-[.A10])" office:value-type="float" office:value="4.34146580377908E-030" calcext:value-type="float">
            <text:p>0,00000000</text:p>
          </table:table-cell>
          <table:table-cell table:style-name="ce16" table:formula="of:=([.P24]-[.P23])/([.A24]-[.A9])" office:value-type="float" office:value="4.33547114349112E-033" calcext:value-type="float">
            <text:p>0,000000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4" office:value-type="float" office:value="0.23" calcext:value-type="float">
            <text:p>0,23</text:p>
          </table:table-cell>
          <table:table-cell table:style-name="ce17" table:formula="of:=([.B25]-[.B24])/([.A25]-[.A24])" office:value-type="float" office:value="-0.0042" calcext:value-type="float">
            <text:p>-0,00420000</text:p>
          </table:table-cell>
          <table:table-cell table:style-name="ce16" table:formula="of:=([.C25]-[.C24])/([.A25]-[.A23])" office:value-type="float" office:value="0.00000600000000000002" calcext:value-type="float">
            <text:p>0,00000600</text:p>
          </table:table-cell>
          <table:table-cell table:style-name="ce18" table:formula="of:=([.D25]-[.D24])/([.A25]-[.A22])" office:value-type="float" office:value="0.00000022666666666667" calcext:value-type="float">
            <text:p>0,00000023</text:p>
          </table:table-cell>
          <table:table-cell table:style-name="ce18" table:formula="of:=([.E25]-[.E24])/([.A25]-[.A21])" office:value-type="float" office:value="0.00000000046666666667" calcext:value-type="float">
            <text:p>0,00000000</text:p>
          </table:table-cell>
          <table:table-cell table:style-name="ce16" table:formula="of:=([.F25]-[.F24])/([.A25]-[.A20])" office:value-type="float" office:value="-0.00000000000267806268" calcext:value-type="float">
            <text:p>0,00000000</text:p>
          </table:table-cell>
          <table:table-cell table:style-name="ce18" table:formula="of:=([.G25]-[.G24])/([.A25]-[.A19])" office:value-type="float" office:value="-0.0000000000004405698" calcext:value-type="float">
            <text:p>0,00000000</text:p>
          </table:table-cell>
          <table:table-cell table:style-name="ce18" table:formula="of:=([.H25]-[.H24])/([.A25]-[.A18])" office:value-type="float" office:value="-0.00000000000002550381" calcext:value-type="float">
            <text:p>0,00000000</text:p>
          </table:table-cell>
          <table:table-cell table:formula="of:=([.I25]-[.I24])/([.A25]-[.A17])" office:value-type="float" office:value="-5.37474687017171E-016" calcext:value-type="float">
            <text:p>0,00000000</text:p>
          </table:table-cell>
          <table:table-cell table:formula="of:=([.J25]-[.J24])/([.A25]-[.A16])" office:value-type="float" office:value="-5.47076027337465E-018" calcext:value-type="float">
            <text:p>0,00000000</text:p>
          </table:table-cell>
          <table:table-cell table:style-name="ce16" table:formula="of:=([.K25]-[.K24])/([.A25]-[.A15])" office:value-type="float" office:value="-3.67265453017087E-020" calcext:value-type="float">
            <text:p>0,00000000</text:p>
          </table:table-cell>
          <table:table-cell table:formula="of:=([.L25]-[.L24])/([.A25]-[.A14])" office:value-type="float" office:value="-1.84057410085006E-022" calcext:value-type="float">
            <text:p>0,00000000</text:p>
          </table:table-cell>
          <table:table-cell table:style-name="ce16" table:formula="of:=([.M25]-[.M24])/([.A25]-[.A13])" office:value-type="float" office:value="-7.36229640340025E-025" calcext:value-type="float">
            <text:p>0,00000000</text:p>
          </table:table-cell>
          <table:table-cell table:formula="of:=([.N25]-[.N24])/([.A25]-[.A12])" office:value-type="float" office:value="-2.62570924361696E-027" calcext:value-type="float">
            <text:p>0,00000000</text:p>
          </table:table-cell>
          <table:table-cell table:formula="of:=([.O25]-[.O24])/([.A25]-[.A11])" office:value-type="float" office:value="-8.73109910205302E-030" calcext:value-type="float">
            <text:p>0,00000000</text:p>
          </table:table-cell>
          <table:table-cell table:style-name="ce16" table:formula="of:=([.P25]-[.P24])/([.A25]-[.A10])" office:value-type="float" office:value="-1.74300865411095E-032" calcext:value-type="float">
            <text:p>0,00000000</text:p>
          </table:table-cell>
          <table:table-cell table:style-name="ce22" table:formula="of:=([.Q25]-[.Q24])/([.A25]-[.A9])" office:value-type="float" office:value="-1.74124461476805E-035" calcext:value-type="float">
            <text:p>0,0000000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4" office:value-type="float" office:value="0.18" calcext:value-type="float">
            <text:p>0,18</text:p>
          </table:table-cell>
          <table:table-cell table:style-name="ce17" table:formula="of:=([.B26]-[.B25])/([.A26]-[.A25])" office:value-type="float" office:value="-0.00166666666666667" calcext:value-type="float">
            <text:p>-0,00166667</text:p>
          </table:table-cell>
          <table:table-cell table:style-name="ce16" table:formula="of:=([.C26]-[.C25])/([.A26]-[.A24])" office:value-type="float" office:value="0.0000316666666666667" calcext:value-type="float">
            <text:p>0,00003167</text:p>
          </table:table-cell>
          <table:table-cell table:style-name="ce18" table:formula="of:=([.D26]-[.D25])/([.A26]-[.A23])" office:value-type="float" office:value="0.0000001974358974359" calcext:value-type="float">
            <text:p>0,00000020</text:p>
          </table:table-cell>
          <table:table-cell table:style-name="ce18" table:formula="of:=([.E26]-[.E25])/([.A26]-[.A22])" office:value-type="float" office:value="-0.00000000016239316239" calcext:value-type="float">
            <text:p>0,00000000</text:p>
          </table:table-cell>
          <table:table-cell table:style-name="ce16" table:formula="of:=([.F26]-[.F25])/([.A26]-[.A21])" office:value-type="float" office:value="-0.00000000000273504274" calcext:value-type="float">
            <text:p>0,00000000</text:p>
          </table:table-cell>
          <table:table-cell table:style-name="ce18" table:formula="of:=([.G26]-[.G25])/([.A26]-[.A20])" office:value-type="float" office:value="-2.19154065308014E-016" calcext:value-type="float">
            <text:p>0,00000000</text:p>
          </table:table-cell>
          <table:table-cell table:style-name="ce18" table:formula="of:=([.H26]-[.H25])/([.A26]-[.A19])" office:value-type="float" office:value="1.57268088037319E-015" calcext:value-type="float">
            <text:p>0,00000000</text:p>
          </table:table-cell>
          <table:table-cell table:formula="of:=([.I26]-[.I25])/([.A26]-[.A18])" office:value-type="float" office:value="9.0254966901523E-017" calcext:value-type="float">
            <text:p>0,00000000</text:p>
          </table:table-cell>
          <table:table-cell table:formula="of:=([.J26]-[.J25])/([.A26]-[.A17])" office:value-type="float" office:value="1.90221107248089E-018" calcext:value-type="float">
            <text:p>0,00000000</text:p>
          </table:table-cell>
          <table:table-cell table:style-name="ce16" table:formula="of:=([.K26]-[.K25])/([.A26]-[.A16])" office:value-type="float" office:value="1.94025561733041E-020" calcext:value-type="float">
            <text:p>0,00000000</text:p>
          </table:table-cell>
          <table:table-cell table:formula="of:=([.L26]-[.L25])/([.A26]-[.A15])" office:value-type="float" office:value="1.30532794127937E-022" calcext:value-type="float">
            <text:p>0,00000000</text:p>
          </table:table-cell>
          <table:table-cell table:style-name="ce16" table:formula="of:=([.M26]-[.M25])/([.A26]-[.A14])" office:value-type="float" office:value="6.55396258776965E-025" calcext:value-type="float">
            <text:p>0,00000000</text:p>
          </table:table-cell>
          <table:table-cell table:formula="of:=([.N26]-[.N25])/([.A26]-[.A13])" office:value-type="float" office:value="2.62570924361696E-027" calcext:value-type="float">
            <text:p>0,00000000</text:p>
          </table:table-cell>
          <table:table-cell table:formula="of:=([.O26]-[.O25])/([.A26]-[.A12])" office:value-type="float" office:value="9.37753301291772E-030" calcext:value-type="float">
            <text:p>0,00000000</text:p>
          </table:table-cell>
          <table:table-cell table:style-name="ce16" table:formula="of:=([.P26]-[.P25])/([.A26]-[.A11])" office:value-type="float" office:value="3.12217795085702E-032" calcext:value-type="float">
            <text:p>0,00000000</text:p>
          </table:table-cell>
          <table:table-cell table:formula="of:=([.Q26]-[.Q25])/([.A26]-[.A10])" office:value-type="float" office:value="6.23741872431791E-035" calcext:value-type="float">
            <text:p>0,00000000</text:p>
          </table:table-cell>
          <table:table-cell table:style-name="ce22" table:formula="of:=([.R26]-[.R25])/([.A26]-[.A9])" office:value-type="float" office:value="6.2333307336609E-038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4" office:value-type="float" office:value="0.18" calcext:value-type="float">
            <text:p>0,18</text:p>
          </table:table-cell>
          <table:table-cell table:style-name="ce17" table:formula="of:=([.B27]-[.B26])/([.A27]-[.A26])" office:value-type="float" office:value="0" calcext:value-type="float">
            <text:p>0,00000000</text:p>
          </table:table-cell>
          <table:table-cell table:style-name="ce16" table:formula="of:=([.C27]-[.C26])/([.A27]-[.A25])" office:value-type="float" office:value="0.0000333333333333333" calcext:value-type="float">
            <text:p>0,00003333</text:p>
          </table:table-cell>
          <table:table-cell table:style-name="ce18" table:formula="of:=([.D27]-[.D26])/([.A27]-[.A24])" office:value-type="float" office:value="0.00000001666666666667" calcext:value-type="float">
            <text:p>0,00000002</text:p>
          </table:table-cell>
          <table:table-cell table:style-name="ce18" table:formula="of:=([.E27]-[.E26])/([.A27]-[.A23])" office:value-type="float" office:value="-0.00000000120512820513" calcext:value-type="float">
            <text:p>0,00000000</text:p>
          </table:table-cell>
          <table:table-cell table:style-name="ce16" table:formula="of:=([.F27]-[.F26])/([.A27]-[.A22])" office:value-type="float" office:value="-0.00000000000521367521" calcext:value-type="float">
            <text:p>0,00000000</text:p>
          </table:table-cell>
          <table:table-cell table:style-name="ce18" table:formula="of:=([.G27]-[.G26])/([.A27]-[.A21])" office:value-type="float" office:value="-9.91452991452976E-015" calcext:value-type="float">
            <text:p>0,00000000</text:p>
          </table:table-cell>
          <table:table-cell table:style-name="ce18" table:formula="of:=([.H27]-[.H26])/([.A27]-[.A20])" office:value-type="float" office:value="-3.46263423186491E-017" calcext:value-type="float">
            <text:p>0,00000000</text:p>
          </table:table-cell>
          <table:table-cell table:formula="of:=([.I27]-[.I26])/([.A27]-[.A19])" office:value-type="float" office:value="-5.35769074230612E-018" calcext:value-type="float">
            <text:p>0,00000000</text:p>
          </table:table-cell>
          <table:table-cell table:formula="of:=([.J27]-[.J26])/([.A27]-[.A18])" office:value-type="float" office:value="-2.98789555136966E-019" calcext:value-type="float">
            <text:p>0,00000000</text:p>
          </table:table-cell>
          <table:table-cell table:style-name="ce16" table:formula="of:=([.K27]-[.K26])/([.A27]-[.A17])" office:value-type="float" office:value="-6.2885732217653E-021" calcext:value-type="float">
            <text:p>0,00000000</text:p>
          </table:table-cell>
          <table:table-cell table:formula="of:=([.L27]-[.L26])/([.A27]-[.A16])" office:value-type="float" office:value="-6.42278234876734E-023" calcext:value-type="float">
            <text:p>0,00000000</text:p>
          </table:table-cell>
          <table:table-cell table:style-name="ce16" table:formula="of:=([.M27]-[.M26])/([.A27]-[.A15])" office:value-type="float" office:value="-4.32801372479134E-025" calcext:value-type="float">
            <text:p>0,00000000</text:p>
          </table:table-cell>
          <table:table-cell table:formula="of:=([.N27]-[.N26])/([.A27]-[.A14])" office:value-type="float" office:value="-2.1763952625122E-027" calcext:value-type="float">
            <text:p>0,00000000</text:p>
          </table:table-cell>
          <table:table-cell table:formula="of:=([.O27]-[.O26])/([.A27]-[.A13])" office:value-type="float" office:value="-8.73109910205302E-030" calcext:value-type="float">
            <text:p>0,00000000</text:p>
          </table:table-cell>
          <table:table-cell table:style-name="ce16" table:formula="of:=([.P27]-[.P26])/([.A27]-[.A12])" office:value-type="float" office:value="-3.12217795085702E-032" calcext:value-type="float">
            <text:p>0,00000000</text:p>
          </table:table-cell>
          <table:table-cell table:formula="of:=([.Q27]-[.Q26])/([.A27]-[.A11])" office:value-type="float" office:value="-1.04072598361901E-034" calcext:value-type="float">
            <text:p>0,00000000</text:p>
          </table:table-cell>
          <table:table-cell table:formula="of:=([.R27]-[.R26])/([.A27]-[.A10])" office:value-type="float" office:value="-2.0805848200635E-037" calcext:value-type="float">
            <text:p>0,00000000</text:p>
          </table:table-cell>
          <table:table-cell table:style-name="ce23" table:formula="of:=([.S27]-[.S26])/([.A27]-[.A9])" office:value-type="float" office:value="-2.07993684109968E-040" calcext:value-type="float">
            <text:p>-2,07993684109968E-4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4" office:value-type="float" office:value="0.18" calcext:value-type="float">
            <text:p>0,18</text:p>
          </table:table-cell>
          <table:table-cell table:style-name="ce17" table:formula="of:=([.B28]-[.B27])/([.A28]-[.A27])" office:value-type="float" office:value="0" calcext:value-type="float">
            <text:p>0,00000000</text:p>
          </table:table-cell>
          <table:table-cell table:style-name="ce16" table:formula="of:=([.C28]-[.C27])/([.A28]-[.A26])" office:value-type="float" office:value="0" calcext:value-type="float">
            <text:p>0,00000000</text:p>
          </table:table-cell>
          <table:table-cell table:style-name="ce18" table:formula="of:=([.D28]-[.D27])/([.A28]-[.A25])" office:value-type="float" office:value="-0.00000013333333333333" calcext:value-type="float">
            <text:p>-0,00000013</text:p>
          </table:table-cell>
          <table:table-cell table:style-name="ce18" table:formula="of:=([.E28]-[.E27])/([.A28]-[.A24])" office:value-type="float" office:value="-0.0000000005" calcext:value-type="float">
            <text:p>0,00000000</text:p>
          </table:table-cell>
          <table:table-cell table:style-name="ce16" table:formula="of:=([.F28]-[.F27])/([.A28]-[.A23])" office:value-type="float" office:value="0.00000000000201465201" calcext:value-type="float">
            <text:p>0,00000000</text:p>
          </table:table-cell>
          <table:table-cell table:style-name="ce18" table:formula="of:=([.G28]-[.G27])/([.A28]-[.A22])" office:value-type="float" office:value="0.00000000000001807082" calcext:value-type="float">
            <text:p>0,00000000</text:p>
          </table:table-cell>
          <table:table-cell table:style-name="ce18" table:formula="of:=([.H28]-[.H27])/([.A28]-[.A21])" office:value-type="float" office:value="6.21896621896617E-017" calcext:value-type="float">
            <text:p>0,00000000</text:p>
          </table:table-cell>
          <table:table-cell table:formula="of:=([.I28]-[.I27])/([.A28]-[.A20])" office:value-type="float" office:value="2.01700009392314E-019" calcext:value-type="float">
            <text:p>0,00000000</text:p>
          </table:table-cell>
          <table:table-cell table:formula="of:=([.J28]-[.J27])/([.A28]-[.A19])" office:value-type="float" office:value="1.11187815033969E-020" calcext:value-type="float">
            <text:p>0,00000000</text:p>
          </table:table-cell>
          <table:table-cell table:style-name="ce16" table:formula="of:=([.K28]-[.K27])/([.A28]-[.A18])" office:value-type="float" office:value="5.95977570462236E-022" calcext:value-type="float">
            <text:p>0,00000000</text:p>
          </table:table-cell>
          <table:table-cell table:formula="of:=([.L28]-[.L27])/([.A28]-[.A17])" office:value-type="float" office:value="1.25173650767773E-023" calcext:value-type="float">
            <text:p>0,00000000</text:p>
          </table:table-cell>
          <table:table-cell table:style-name="ce16" table:formula="of:=([.M28]-[.M27])/([.A28]-[.A16])" office:value-type="float" office:value="1.27908647607418E-025" calcext:value-type="float">
            <text:p>0,00000000</text:p>
          </table:table-cell>
          <table:table-cell table:formula="of:=([.N28]-[.N27])/([.A28]-[.A15])" office:value-type="float" office:value="8.62630800133156E-028" calcext:value-type="float">
            <text:p>0,00000000</text:p>
          </table:table-cell>
          <table:table-cell table:formula="of:=([.O28]-[.O27])/([.A28]-[.A14])" office:value-type="float" office:value="4.34146580377908E-030" calcext:value-type="float">
            <text:p>0,00000000</text:p>
          </table:table-cell>
          <table:table-cell table:style-name="ce16" table:formula="of:=([.P28]-[.P27])/([.A28]-[.A13])" office:value-type="float" office:value="1.74300865411095E-032" calcext:value-type="float">
            <text:p>0,00000000</text:p>
          </table:table-cell>
          <table:table-cell table:formula="of:=([.Q28]-[.Q27])/([.A28]-[.A12])" office:value-type="float" office:value="6.23741872431791E-035" calcext:value-type="float">
            <text:p>0,00000000</text:p>
          </table:table-cell>
          <table:table-cell table:formula="of:=([.R28]-[.R27])/([.A28]-[.A11])" office:value-type="float" office:value="2.0805848200635E-037" calcext:value-type="float">
            <text:p>0,00000000</text:p>
          </table:table-cell>
          <table:table-cell table:formula="of:=([.S28]-[.S27])/([.A28]-[.A10])" office:value-type="float" office:value="4.161169640127E-040" calcext:value-type="float">
            <text:p>4,161169640127E-40</text:p>
          </table:table-cell>
          <table:table-cell table:formula="of:=([.T28]-[.T27])/([.A28]-[.A9])" office:value-type="float" office:value="4.16073765415112E-043" calcext:value-type="float">
            <text:p>4,16073765415112E-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3" office:value-type="float" office:value="0.18" calcext:value-type="float">
            <text:p>0,18</text:p>
          </table:table-cell>
          <table:table-cell table:style-name="ce17" table:formula="of:=([.B29]-[.B28])/([.A29]-[.A28])" office:value-type="float" office:value="0" calcext:value-type="float">
            <text:p>0,00000000</text:p>
          </table:table-cell>
          <table:table-cell table:style-name="ce16" table:formula="of:=([.C29]-[.C28])/([.A29]-[.A27])" office:value-type="float" office:value="0" calcext:value-type="float">
            <text:p>0,00000000</text:p>
          </table:table-cell>
          <table:table-cell table:style-name="ce18" table:formula="of:=([.D29]-[.D28])/([.A29]-[.A26])" office:value-type="float" office:value="0" calcext:value-type="float">
            <text:p>0,00000000</text:p>
          </table:table-cell>
          <table:table-cell table:style-name="ce18" table:formula="of:=([.E29]-[.E28])/([.A29]-[.A25])" office:value-type="float" office:value="0.00000000017777777778" calcext:value-type="float">
            <text:p>0,00000000</text:p>
          </table:table-cell>
          <table:table-cell table:style-name="ce16" table:formula="of:=([.F29]-[.F28])/([.A29]-[.A24])" office:value-type="float" office:value="0.00000000000084722222" calcext:value-type="float">
            <text:p>0,00000000</text:p>
          </table:table-cell>
          <table:table-cell table:style-name="ce18" table:formula="of:=([.G29]-[.G28])/([.A29]-[.A23])" office:value-type="float" office:value="-1.37344681462328E-015" calcext:value-type="float">
            <text:p>0,00000000</text:p>
          </table:table-cell>
          <table:table-cell table:style-name="ce18" table:formula="of:=([.H29]-[.H28])/([.A29]-[.A22])" office:value-type="float" office:value="-2.16047387616014E-017" calcext:value-type="float">
            <text:p>0,00000000</text:p>
          </table:table-cell>
          <table:table-cell table:formula="of:=([.I29]-[.I28])/([.A29]-[.A21])" office:value-type="float" office:value="-8.8204632580277E-020" calcext:value-type="float">
            <text:p>0,00000000</text:p>
          </table:table-cell>
          <table:table-cell table:formula="of:=([.J29]-[.J28])/([.A29]-[.A20])" office:value-type="float" office:value="-2.95821063237338E-022" calcext:value-type="float">
            <text:p>0,00000000</text:p>
          </table:table-cell>
          <table:table-cell table:style-name="ce16" table:formula="of:=([.K29]-[.K28])/([.A29]-[.A19])" office:value-type="float" office:value="-1.14146025666342E-023" calcext:value-type="float">
            <text:p>0,00000000</text:p>
          </table:table-cell>
          <table:table-cell table:formula="of:=([.L29]-[.L28])/([.A29]-[.A18])" office:value-type="float" office:value="-5.95482522577324E-025" calcext:value-type="float">
            <text:p>0,00000000</text:p>
          </table:table-cell>
          <table:table-cell table:style-name="ce16" table:formula="of:=([.M29]-[.M28])/([.A29]-[.A17])" office:value-type="float" office:value="-1.24884262850997E-026" calcext:value-type="float">
            <text:p>0,00000000</text:p>
          </table:table-cell>
          <table:table-cell table:formula="of:=([.N29]-[.N28])/([.A29]-[.A16])" office:value-type="float" office:value="-1.27633703538652E-028" calcext:value-type="float">
            <text:p>0,00000000</text:p>
          </table:table-cell>
          <table:table-cell table:formula="of:=([.O29]-[.O28])/([.A29]-[.A15])" office:value-type="float" office:value="-8.61099568410268E-031" calcext:value-type="float">
            <text:p>0,00000000</text:p>
          </table:table-cell>
          <table:table-cell table:style-name="ce16" table:formula="of:=([.P29]-[.P28])/([.A29]-[.A14])" office:value-type="float" office:value="-4.33547114349112E-033" calcext:value-type="float">
            <text:p>0,00000000</text:p>
          </table:table-cell>
          <table:table-cell table:formula="of:=([.Q29]-[.Q28])/([.A29]-[.A13])" office:value-type="float" office:value="-1.74124461476805E-035" calcext:value-type="float">
            <text:p>0,00000000</text:p>
          </table:table-cell>
          <table:table-cell table:formula="of:=([.R29]-[.R28])/([.A29]-[.A12])" office:value-type="float" office:value="-6.2333307336609E-038" calcext:value-type="float">
            <text:p>0,00000000</text:p>
          </table:table-cell>
          <table:table-cell table:formula="of:=([.S29]-[.S28])/([.A29]-[.A11])" office:value-type="float" office:value="-2.07993684109968E-040" calcext:value-type="float">
            <text:p>-2,07993684109968E-40</text:p>
          </table:table-cell>
          <table:table-cell table:formula="of:=([.T29]-[.T28])/([.A29]-[.A10])" office:value-type="float" office:value="-4.16073765415112E-043" calcext:value-type="float">
            <text:p>-4,16073765415112E-43</text:p>
          </table:table-cell>
          <table:table-cell table:formula="of:=([.U29]-[.U28])/([.A29]-[.A9])" office:value-type="float" office:value="-4.16073765415112E-046" calcext:value-type="float">
            <text:p>-4,16073765415112E-46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/>
          <table:table-cell table:style-name="ce11" table:number-columns-repeated="16"/>
          <table:table-cell table:style-name="ce21" table:number-columns-repeated="5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0" number:grouping="true"/>
    </number:number-style>
    <number:number-style style:name="N108">
      <number:number number:decimal-places="6" number:min-decimal-places="6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 style:data-style-name="N2" text:time-value="23:54:38.41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2:44:57.927000000</meta:creation-date>
    <dc:date>2022-11-27T00:17:52.926000000</dc:date>
    <meta:editing-duration>PT59M32S</meta:editing-duration>
    <meta:editing-cycles>36</meta:editing-cycles>
    <meta:generator>LibreOffice/7.2.4.1$Windows_X86_64 LibreOffice_project/27d75539669ac387bb498e35313b970b7fe9c4f9</meta:generator>
    <meta:document-statistic meta:table-count="1" meta:cell-count="273" meta:object-count="0"/>
  </office:meta>
</office:document-meta>
</file>